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39.95pt"/>
    </style:style>
    <style:style style:name="co5" style:family="table-column">
      <style:table-column-properties fo:break-before="auto" style:column-width="7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40.49pt" svg:height="399.23pt" svg:x="118.35pt" svg:y="206.14pt">
            <loext:p draw:notify-on-update-of-ranges="Sheet1.A2:Sheet1.A9 Sheet1.B1:Sheet1.B1 Sheet1.B2:Sheet1.B9 Sheet1.A2:Sheet1.A9 Sheet1.C1:Sheet1.C1 Sheet1.C2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ixels</text:p>
          </table:table-cell>
          <table:table-cell office:value-type="string" calcext:value-type="string">
            <text:p>Meters (experimental)</text:p>
          </table:table-cell>
          <table:table-cell office:value-type="string" calcext:value-type="string">
            <text:p>Meters tuned (analytical)</text:p>
          </table:table-cell>
          <table:table-cell office:value-type="string" calcext:value-type="string">
            <text:p>Meters tuned (Least squares)</text:p>
          </table:table-cell>
          <table:table-cell/>
          <table:table-cell office:value-type="string" calcext:value-type="string">
            <text:p>Altitu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5" calcext:value-type="float">
            <text:p>2.65</text:p>
          </table:table-cell>
          <table:table-cell table:formula="of:=([.G$1]*[.G$3])/([.G$2]/2-[.A2])" office:value-type="float" office:value="2.44444444444444" calcext:value-type="float">
            <text:p>2.4444444444</text:p>
          </table:table-cell>
          <table:table-cell table:formula="of:=[.G$6]*[.A2]+[.G$7]" office:value-type="float" office:value="2.46236" calcext:value-type="float">
            <text:p>2.46236</text:p>
          </table:table-cell>
          <table:table-cell/>
          <table:table-cell office:value-type="string" calcext:value-type="string">
            <text:p>screen height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95" calcext:value-type="float">
            <text:p>2.95</text:p>
          </table:table-cell>
          <table:table-cell table:formula="of:=([.G$1]*[.G$3])/([.G$2]/2-[.A3])" office:value-type="float" office:value="2.97297297297297" calcext:value-type="float">
            <text:p>2.972972973</text:p>
          </table:table-cell>
          <table:table-cell table:formula="of:=[.G$6]*[.A3]+[.G$7]" office:value-type="float" office:value="3.12796" calcext:value-type="float">
            <text:p>3.12796</text:p>
          </table:table-cell>
          <table:table-cell/>
          <table:table-cell office:value-type="string" calcext:value-type="string">
            <text:p>pixel focal point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2" calcext:value-type="float">
            <text:p>3.2</text:p>
          </table:table-cell>
          <table:table-cell table:formula="of:=([.G$1]*[.G$3])/([.G$2]/2-[.A4])" office:value-type="float" office:value="3.14285714285714" calcext:value-type="float">
            <text:p>3.1428571429</text:p>
          </table:table-cell>
          <table:table-cell table:formula="of:=[.G$6]*[.A4]+[.G$7]" office:value-type="float" office:value="3.29436" calcext:value-type="float">
            <text:p>3.2943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G$1]*[.G$3])/([.G$2]/2-[.A5])" office:value-type="float" office:value="3.54838709677419" calcext:value-type="float">
            <text:p>3.5483870968</text:p>
          </table:table-cell>
          <table:table-cell table:formula="of:=[.G$6]*[.A5]+[.G$7]" office:value-type="float" office:value="3.62716" calcext:value-type="float">
            <text:p>3.6271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" calcext:value-type="float">
            <text:p>3.6</text:p>
          </table:table-cell>
          <table:table-cell table:formula="of:=([.G$1]*[.G$3])/([.G$2]/2-[.A6])" office:value-type="float" office:value="3.79310344827586" calcext:value-type="float">
            <text:p>3.7931034483</text:p>
          </table:table-cell>
          <table:table-cell table:formula="of:=[.G$6]*[.A6]+[.G$7]" office:value-type="float" office:value="3.79356" calcext:value-type="float">
            <text:p>3.7935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03328" calcext:value-type="float">
            <text:p>0.033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4" calcext:value-type="float">
            <text:p>4.4</text:p>
          </table:table-cell>
          <table:table-cell table:formula="of:=([.G$1]*[.G$3])/([.G$2]/2-[.A7])" office:value-type="float" office:value="4.07407407407407" calcext:value-type="float">
            <text:p>4.0740740741</text:p>
          </table:table-cell>
          <table:table-cell table:formula="of:=[.G$6]*[.A7]+[.G$7]" office:value-type="float" office:value="3.95996" calcext:value-type="float">
            <text:p>3.9599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.12956" calcext:value-type="float">
            <text:p>2.129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25" calcext:value-type="float">
            <text:p>4.25</text:p>
          </table:table-cell>
          <table:table-cell table:formula="of:=([.G$1]*[.G$3])/([.G$2]/2-[.A8])" office:value-type="float" office:value="4.4" calcext:value-type="float">
            <text:p>4.4</text:p>
          </table:table-cell>
          <table:table-cell table:formula="of:=[.G$6]*[.A8]+[.G$7]" office:value-type="float" office:value="4.12636" calcext:value-type="float">
            <text:p>4.1263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9" calcext:value-type="float">
            <text:p>4.9</text:p>
          </table:table-cell>
          <table:table-cell table:formula="of:=([.G$1]*[.G$3])/([.G$2]/2-[.A9])" office:value-type="float" office:value="7.33333333333333" calcext:value-type="float">
            <text:p>7.3333333333</text:p>
          </table:table-cell>
          <table:table-cell table:formula="of:=[.G$6]*[.A9]+[.G$7]" office:value-type="float" office:value="4.95836" calcext:value-type="float">
            <text:p>4.958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13:28:23.894855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1:33:09.102669069</meta:creation-date>
    <dc:date>2018-03-11T13:39:56.528319083</dc:date>
    <meta:editing-duration>PT11M21S</meta:editing-duration>
    <meta:editing-cycles>3</meta:editing-cycles>
    <meta:generator>LibreOffice/5.1.6.2$Linux_X86_64 LibreOffice_project/10m0$Build-2</meta:generator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24cm" svg:height="14.085cm" xlink:href=".." xlink:type="simple" chart:class="chart:scatter" chart:style-name="ch1">
        <chart:legend chart:legend-position="end" svg:x="20.203cm" svg:y="6.245cm" style:legend-expansion="high" chart:style-name="ch2"/>
        <chart:plot-area chart:style-name="ch3" table:cell-range-address="Sheet1.A2:Sheet1.C9 Sheet1.B1:Sheet1.C1" chart:data-source-has-labels="row" svg:x="0.522cm" svg:y="0.281cm" svg:width="19.159cm" svg:height="13.523cm">
          <chartooo:coordinate-region svg:x="0.958cm" svg:y="0.48cm" svg:width="18.536cm" svg:height="12.6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label-cell-address="Sheet1.B1:Sheet1.B1" chart:class="chart:scatter">
            <chart:domain table:cell-range-address="Sheet1.A2:Sheet1.A9"/>
            <chart:regression-curve chart:style-name="ch7">
              <chart:equation chart:display-equation="true" chart:display-r-square="true"/>
            </chart:regression-curve>
            <chart:data-point chart:repeated="8"/>
          </chart:series>
          <chart:series chart:style-name="ch8" chart:values-cell-range-address="Sheet1.C2:Sheet1.C9" chart:label-cell-address="Sheet1.C1:Sheet1.C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ters (experimental)</text:p>
                <draw:g>
                  <svg:desc>Sheet1.B1:Sheet1.B1</svg:desc>
                </draw:g>
              </table:table-cell>
              <table:table-cell office:value-type="string">
                <text:p>Meters tuned (analytical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9</svg:desc>
                </draw:g>
              </table:table-cell>
              <table:table-cell office:value-type="float" office:value="2.65">
                <text:p>2.65</text:p>
                <draw:g>
                  <svg:desc>Sheet1.B2:Sheet1.B9</svg:desc>
                </draw:g>
              </table:table-cell>
              <table:table-cell office:value-type="float" office:value="2.44444444444444">
                <text:p>2.44444444444444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.95">
                <text:p>2.95</text:p>
              </table:table-cell>
              <table:table-cell office:value-type="float" office:value="2.97297297297297">
                <text:p>2.97297297297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3.2">
                <text:p>3.2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3.4">
                <text:p>3.4</text:p>
              </table:table-cell>
              <table:table-cell office:value-type="float" office:value="3.54838709677419">
                <text:p>3.54838709677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6">
                <text:p>3.6</text:p>
              </table:table-cell>
              <table:table-cell office:value-type="float" office:value="3.79310344827586">
                <text:p>3.79310344827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4.4">
                <text:p>4.4</text:p>
              </table:table-cell>
              <table:table-cell office:value-type="float" office:value="4.07407407407407">
                <text:p>4.07407407407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.25">
                <text:p>4.2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4.9">
                <text:p>4.9</text:p>
              </table:table-cell>
              <table:table-cell office:value-type="float" office:value="7.33333333333333">
                <text:p>7.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